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font-weight="bold" officeooo:rsid="001f91c4" officeooo:paragraph-rsid="001f91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 from a bank from Taiwan</text:p>
      <text:p text:style-name="P1">Attribute Information:</text:p>
      <text:p text:style-name="Text_20_body">This research employed a binary variable, default payment (Yes = 1, No = 0), as the response variable. This study reviewed the literature and used the following 23 variables as explanatory variables: <text:line-break/>X1: Amount of the given credit (NT dollar): it includes both the individual consumer credit and his/her family (supplementary) credit. <text:line-break/>X2: Gender (1 = male; 2 = female). <text:line-break/>X3: Education (1 = graduate school; 2 = university; 3 = high school; 4 = others). <text:line-break/>X4: Marital status (1 = married; 2 = single; 3 = others). <text:line-break/>X5: Age (year). <text:line-break/>X6 - X11: History of past payment. We tracked the past monthly payment records (from April to September, 2005) as follows: X6 = the repayment status in September, 2005; X7 = the repayment status in August, 2005; . . .;X11 = the repayment status in April, 2005. The measurement scale for the repayment status is: -1 = pay duly; 1 = payment delay for one month; 2 = payment delay for two months; . . .; 8 = payment delay for eight months; 9 = payment delay for nine months and above. <text:line-break/>X12-X17: Amount of bill statement (NT dollar). X12 = amount of bill statement in September, 2005; X13 = amount of bill statement in August, 2005; . . .; X17 = amount of bill statement in April, 2005. <text:line-break/>X18-X23: Amount of previous payment (NT dollar). X18 = amount paid in September, 2005; X19 = amount paid in August, 2005; . . .;X23 = amount paid in April, 2005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21:24:47.466898577</meta:creation-date>
    <dc:date>2019-04-09T21:26:00.553378801</dc:date>
    <meta:editing-duration>PT1M13S</meta:editing-duration>
    <meta:editing-cycles>1</meta:editing-cycles>
    <meta:document-statistic meta:table-count="0" meta:image-count="0" meta:object-count="0" meta:page-count="1" meta:paragraph-count="3" meta:word-count="258" meta:character-count="1428" meta:non-whitespace-character-count="1164"/>
    <meta:generator>LibreOffice/5.4.7.2$Linux_X86_64 LibreOffice_project/c838ef25c16710f8838b1faec480ebba495259d0</meta:generator>
  </office:meta>
</office:document-meta>
</file>